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2.67354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крат</text:p>
          </table:table-cell>
          <table:table-cell office:value-type="string" table:style-name="ce1">
            <text:p>Столбец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300" table:style-name="ce4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300" table:formula="of:=[Лист1.$B2]*[Лист1.$C2]" table:style-name="ce1">
            <text:p>3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style-name="ce1"/>
          <table:table-cell office:value-type="float" office:value="0" table:formula="of:=[Лист1.$B3]*[Лист1.$C3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75" table:style-name="ce4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75" table:formula="of:=[Лист1.$B4]*[Лист1.$C4]" table:style-name="ce1">
            <text:p>7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00" table:formula="of:=[Лист1.$B5]*[Лист1.$C5]" table:style-name="ce1">
            <text:p>2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style-name="ce1"/>
          <table:table-cell office:value-type="float" office:value="0" table:formula="of:=[Лист1.$B6]*[Лист1.$C6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style-name="ce4"/>
          <table:table-cell table:style-name="ce1"/>
          <table:table-cell office:value-type="float" office:value="0" table:formula="of:=[Лист1.$B7]*[Лист1.$C7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style-name="ce1"/>
          <table:table-cell office:value-type="float" office:value="0" table:formula="of:=[Лист1.$B8]*[Лист1.$C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Лист1.$B9]*[Лист1.$C9]" table:style-name="ce1">
            <text:p>5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style-name="ce1"/>
          <table:table-cell office:value-type="float" office:value="0" table:formula="of:=[Лист1.$B10]*[Лист1.$C1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40" table:style-name="ce4">
            <text:p>40</text:p>
          </table:table-cell>
          <table:table-cell office:value-type="float" office:value="0.4" table:style-name="ce1">
            <text:p>0,4</text:p>
          </table:table-cell>
          <table:table-cell office:value-type="float" office:value="16" table:formula="of:=[Лист1.$B11]*[Лист1.$C11]" table:style-name="ce1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Лист1.$B12]*[Лист1.$C12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style-name="ce1"/>
          <table:table-cell office:value-type="float" office:value="0" table:formula="of:=[Лист1.$B13]*[Лист1.$C13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Лист1.$B14]*[Лист1.$C14]" table:style-name="ce1">
            <text:p>5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style-name="ce1"/>
          <table:table-cell office:value-type="float" office:value="0" table:formula="of:=[Лист1.$B15]*[Лист1.$C15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style-name="ce1"/>
          <table:table-cell office:value-type="float" office:value="0" table:formula="of:=[Лист1.$B16]*[Лист1.$C16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style-name="ce1"/>
          <table:table-cell office:value-type="float" office:value="0" table:formula="of:=[Лист1.$B17]*[Лист1.$C17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style-name="ce1"/>
          <table:table-cell office:value-type="float" office:value="0" table:formula="of:=[Лист1.$B18]*[Лист1.$C18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style-name="ce1"/>
          <table:table-cell office:value-type="float" office:value="0" table:formula="of:=[Лист1.$B19]*[Лист1.$C19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style-name="ce1"/>
          <table:table-cell office:value-type="float" office:value="0" table:formula="of:=[Лист1.$B20]*[Лист1.$C20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Лист1.$B21]*[Лист1.$C21]" table:style-name="ce1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Лист1.$B22]*[Лист1.$C22]" table:style-name="ce1">
            <text:p>7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Лист1.$B23]*[Лист1.$C23]" table:style-name="ce1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Лист1.$B24]*[Лист1.$C24]" table:style-name="ce1">
            <text:p>6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Лист1.$B25]*[Лист1.$C25]" table:style-name="ce1">
            <text:p>6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40" table:style-name="ce4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40" table:formula="of:=[Лист1.$B26]*[Лист1.$C26]" table:style-name="ce1">
            <text:p>14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140" table:style-name="ce4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40" table:formula="of:=[Лист1.$B27]*[Лист1.$C27]" table:style-name="ce1">
            <text:p>14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style-name="ce1"/>
          <table:table-cell office:value-type="float" office:value="0" table:formula="of:=[Лист1.$B28]*[Лист1.$C28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formula="of:=[Лист1.$B29]*[Лист1.$C29]" table:style-name="ce1">
            <text:p>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style-name="ce1"/>
          <table:table-cell office:value-type="float" office:value="0" table:formula="of:=[Лист1.$B30]*[Лист1.$C30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style-name="ce1"/>
          <table:table-cell office:value-type="float" office:value="0" table:formula="of:=[Лист1.$B31]*[Лист1.$C31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[Лист1.$B32]*[Лист1.$C32]" table:style-name="ce1">
            <text:p>8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4"/>
          <table:table-cell table:style-name="ce1"/>
          <table:table-cell office:value-type="float" office:value="0" table:formula="of:=[Лист1.$B33]*[Лист1.$C33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Лист1.$B34]*[Лист1.$C34]" table:style-name="ce1">
            <text:p>7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table:style-name="ce1"/>
          <table:table-cell office:value-type="float" office:value="0" table:formula="of:=[Лист1.$B35]*[Лист1.$C35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Лист1.$B36]*[Лист1.$C36]" table:style-name="ce1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Лист1.$B37]*[Лист1.$C37]" table:style-name="ce1">
            <text:p>6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4 <text:s/>Колбаса Сервелат Кремлевский, ВЕС. ПОКОМ, кг</text:p>
          </table:table-cell>
          <table:table-cell table:style-name="ce4"/>
          <table:table-cell table:style-name="ce1"/>
          <table:table-cell office:value-type="float" office:value="0" table:formula="of:=[Лист1.$B38]*[Лист1.$C38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style-name="ce1"/>
          <table:table-cell office:value-type="float" office:value="0" table:formula="of:=[Лист1.$B39]*[Лист1.$C39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table:style-name="ce4"/>
          <table:table-cell table:style-name="ce1"/>
          <table:table-cell office:value-type="float" office:value="0" table:formula="of:=[Лист1.$B40]*[Лист1.$C40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51 <text:s/>Сосиски Баварские, ВЕС. <text:s/>ПОКОМ, кг</text:p>
          </table:table-cell>
          <table:table-cell table:style-name="ce4"/>
          <table:table-cell table:style-name="ce1"/>
          <table:table-cell office:value-type="float" office:value="0" table:formula="of:=[Лист1.$B41]*[Лист1.$C41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style-name="ce1"/>
          <table:table-cell office:value-type="float" office:value="0" table:formula="of:=[Лист1.$B42]*[Лист1.$C42]" table:style-name="ce1">
            <text:p>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[Лист1.$B43]*[Лист1.$C43]" table:style-name="ce1">
            <text:p>8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800" table:style-name="ce4">
            <text:p>800</text:p>
          </table:table-cell>
          <table:table-cell office:value-type="float" office:value="1" table:style-name="ce1">
            <text:p>1</text:p>
          </table:table-cell>
          <table:table-cell office:value-type="float" office:value="800" table:formula="of:=[Лист1.$B44]*[Лист1.$C44]" table:style-name="ce1">
            <text:p>8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Лист1.$B45]*[Лист1.$C45]" table:style-name="ce1">
            <text:p>2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table:style-name="ce1"/>
          <table:table-cell office:value-type="float" office:value="0" table:formula="of:=[Лист1.$B46]*[Лист1.$C46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style-name="ce1"/>
          <table:table-cell office:value-type="float" office:value="0" table:formula="of:=[Лист1.$B47]*[Лист1.$C47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Лист1.$B48]*[Лист1.$C48]" table:style-name="ce1">
            <text:p>5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style-name="ce1"/>
          <table:table-cell office:value-type="float" office:value="0" table:formula="of:=[Лист1.$B49]*[Лист1.$C49]" table:style-name="ce1">
            <text:p>0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style-name="ce1"/>
          <table:table-cell office:value-type="float" office:value="0" table:formula="of:=[Лист1.$B50]*[Лист1.$C50]" table:style-name="ce1">
            <text:p>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style-name="ce1"/>
          <table:table-cell office:value-type="float" office:value="0" table:formula="of:=[Лист1.$B51]*[Лист1.$C51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Лист1.$B52]*[Лист1.$C52]" table:style-name="ce1">
            <text:p>1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table:number-columns-repeated="2" table:style-name="ce1"/>
          <table:table-cell office:value-type="float" office:value="0" table:formula="of:=[Лист1.$B53]*[Лист1.$C53]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B54]*[.C54]" table:style-name="ce1">
            <text:p>1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float" office:value="2721" table:formula="of:=SUBTOTAL(9;[.B2:.B54])" table:style-name="ce1">
            <text:p>2721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D53" table:name="__Anonymous_Sheet_DB__1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2-27T08:35:11Z</dc:date>
    <meta:print-date>2024-01-16T09:29:42Z</meta:print-date>
    <meta:editing-cycles>73</meta:editing-cycles>
    <meta:editing-duration>PT84374S</meta:editing-duration>
  </office:meta>
</office:document-meta>
</file>